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  <style:style style:name="P2" style:family="paragraph" style:parent-style-name="Standard">
      <style:text-properties officeooo:paragraph-rsid="00196b24"/>
    </style:style>
    <style:style style:name="P3" style:family="paragraph" style:parent-style-name="Standard">
      <style:text-properties officeooo:paragraph-rsid="001a0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include &lt;stdio.h&gt;</text:p>
      <text:p text:style-name="P3">#include &lt;stdlib.h&gt;</text:p>
      <text:p text:style-name="P3"/>
      <text:p text:style-name="P3">int mutex = 1;</text:p>
      <text:p text:style-name="P3">int full = 0;</text:p>
      <text:p text:style-name="P3">int empty = 10, x = 0;</text:p>
      <text:p text:style-name="P3">void producer()</text:p>
      <text:p text:style-name="P3">{</text:p>
      <text:p text:style-name="P3"><text:tab/>--mutex;</text:p>
      <text:p text:style-name="P3"><text:tab/>++full;</text:p>
      <text:p text:style-name="P3"><text:tab/>--empty;</text:p>
      <text:p text:style-name="P3"><text:tab/>x++;</text:p>
      <text:p text:style-name="P3"><text:tab/>printf("\nProducer produces"</text:p>
      <text:p text:style-name="P3"><text:tab/>"item %d",x);</text:p>
      <text:p text:style-name="P3"><text:tab/><text:tab/>++mutex;</text:p>
      <text:p text:style-name="P3">}</text:p>
      <text:p text:style-name="P3">void consumer()</text:p>
      <text:p text:style-name="P3">{</text:p>
      <text:p text:style-name="P3"><text:s text:c="4"/>--mutex;</text:p>
      <text:p text:style-name="P3"><text:tab/>--full;</text:p>
      <text:p text:style-name="P3"><text:tab/>++empty;</text:p>
      <text:p text:style-name="P3"><text:tab/>printf("\nConsumer consumes "</text:p>
      <text:p text:style-name="P3"><text:tab/><text:tab/>"item %d",</text:p>
      <text:p text:style-name="P3"><text:tab/><text:tab/>x);</text:p>
      <text:p text:style-name="P3"><text:tab/>x--;</text:p>
      <text:p text:style-name="P3"><text:tab/>++mutex;</text:p>
      <text:p text:style-name="P3">}</text:p>
      <text:p text:style-name="P3">int main()</text:p>
      <text:p text:style-name="P3">{</text:p>
      <text:p text:style-name="P3"><text:tab/>int n, i;</text:p>
      <text:p text:style-name="P3"><text:tab/>printf("\n1. Press 1 for Producer"</text:p>
      <text:p text:style-name="P3"><text:tab/><text:tab/>"\n2. Press 2 for Consumer"</text:p>
      <text:p text:style-name="P3"><text:tab/><text:tab/>"\n3. Press 3 for Exit");</text:p>
      <text:p text:style-name="P3">#pragma omp critical</text:p>
      <text:p text:style-name="P3"><text:tab/>for (i = 1; i &gt; 0; i++) {</text:p>
      <text:p text:style-name="P3"/>
      <text:p text:style-name="P3"><text:tab/><text:tab/>printf("\nEnter your choice:");</text:p>
      <text:p text:style-name="P3"><text:tab/><text:tab/>scanf("%d", &amp;n);</text:p>
      <text:p text:style-name="P3"><text:tab/><text:tab/>switch (n) {</text:p>
      <text:p text:style-name="P3"><text:tab/><text:tab/>case 1:</text:p>
      <text:p text:style-name="P3"><text:tab/><text:tab/><text:tab/>if ((mutex == 1)</text:p>
      <text:p text:style-name="P3"><text:tab/><text:tab/><text:tab/><text:tab/>&amp;&amp; (empty != 0)) {</text:p>
      <text:p text:style-name="P3"><text:tab/><text:tab/><text:tab/><text:tab/>producer();</text:p>
      <text:p text:style-name="P3"><text:tab/><text:tab/><text:tab/>}</text:p>
      <text:p text:style-name="P3"><text:tab/><text:tab/><text:tab/>else {</text:p>
      <text:p text:style-name="P3"><text:tab/><text:tab/><text:tab/><text:tab/>printf("Buffer is full!");</text:p>
      <text:p text:style-name="P3"><text:tab/><text:tab/><text:tab/>}</text:p>
      <text:p text:style-name="P3"><text:tab/><text:tab/><text:tab/>break;</text:p>
      <text:p text:style-name="P3"/>
      <text:p text:style-name="P3"><text:soft-page-break/><text:tab/><text:tab/>case 2:</text:p>
      <text:p text:style-name="P3"><text:tab/><text:tab/><text:tab/>if ((mutex == 1)</text:p>
      <text:p text:style-name="P3"><text:tab/><text:tab/><text:tab/><text:tab/>&amp;&amp; (full != 0)) {</text:p>
      <text:p text:style-name="P3"><text:tab/><text:tab/><text:tab/><text:tab/>consumer();</text:p>
      <text:p text:style-name="P3"><text:tab/><text:tab/><text:tab/>}</text:p>
      <text:p text:style-name="P3"><text:tab/><text:tab/><text:tab/>else {</text:p>
      <text:p text:style-name="P3"><text:tab/><text:tab/><text:tab/><text:tab/>printf("Buffer is empty!");</text:p>
      <text:p text:style-name="P3"><text:tab/><text:tab/><text:tab/>}</text:p>
      <text:p text:style-name="P3"><text:tab/><text:tab/><text:tab/>break;</text:p>
      <text:p text:style-name="P3"><text:tab/><text:tab/>case 3:</text:p>
      <text:p text:style-name="P3"><text:tab/><text:tab/><text:tab/>exit(0);</text:p>
      <text:p text:style-name="P3"><text:tab/><text:tab/><text:tab/>break;</text:p>
      <text:p text:style-name="P3"><text:tab/><text:tab/>}</text:p>
      <text:p text:style-name="P3"><text:tab/>}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2:12:21.228000000</dc:date>
    <meta:editing-duration>PT1H12M2S</meta:editing-duration>
    <meta:editing-cycles>6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61" meta:word-count="140" meta:character-count="794" meta:non-whitespace-character-count="617"/>
  </office:meta>
</office:document-meta>
</file>